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3" style:family="table-cell" style:parent-style-name="Default" style:data-style-name="N-1"/>
    <style:style style:name="ce29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29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29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2"/>
        <table:table-row table:style-name="ro3">
          <table:table-cell table:style-name="ce29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